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heading_20_1">
      <style:paragraph-properties fo:line-height="150%"/>
      <style:text-properties style:font-name="Liberation Serif" fo:font-size="14pt" officeooo:rsid="001b5069" officeooo:paragraph-rsid="002ea905" style:font-size-asian="14pt" style:font-size-complex="14pt"/>
    </style:style>
    <style:style style:name="P2" style:family="paragraph" style:parent-style-name="heading_20_1">
      <style:paragraph-properties fo:line-height="150%"/>
      <style:text-properties style:font-name="Liberation Serif" fo:font-size="14pt" style:font-size-asian="14pt" style:font-size-complex="14pt"/>
    </style:style>
    <style:style style:name="P3" style:family="paragraph" style:parent-style-name="heading_20_1">
      <style:paragraph-properties fo:line-height="150%"/>
      <style:text-properties style:font-name="Liberation Serif" fo:font-size="14pt" officeooo:paragraph-rsid="0029f797" style:font-size-asian="14pt" style:font-size-complex="14pt"/>
    </style:style>
    <style:style style:name="P4" style:family="paragraph" style:parent-style-name="heading_20_1">
      <style:paragraph-properties fo:line-height="150%"/>
      <style:text-properties style:font-name="Liberation Serif" fo:font-size="14pt" officeooo:paragraph-rsid="002a6ded" style:font-size-asian="14pt" style:font-size-complex="14pt"/>
    </style:style>
    <style:style style:name="P5" style:family="paragraph" style:parent-style-name="heading_20_1">
      <style:paragraph-properties fo:line-height="150%"/>
      <style:text-properties style:font-name="Liberation Serif" fo:font-size="14pt" fo:font-style="normal" officeooo:paragraph-rsid="002d15fe" style:font-name-asian="Arial" style:font-size-asian="14pt" style:font-style-asian="normal" style:font-name-complex="Arial" style:font-size-complex="14pt" style:font-style-complex="normal"/>
    </style:style>
    <style:style style:name="P6" style:family="paragraph" style:parent-style-name="Standard">
      <style:paragraph-properties fo:line-height="150%"/>
      <style:text-properties style:font-name="Liberation Serif" fo:font-size="14pt" style:font-name-asian="Arial" style:font-size-asian="14pt" style:font-name-complex="Arial" style:font-size-complex="14pt"/>
    </style:style>
    <style:style style:name="P7" style:family="paragraph" style:parent-style-name="Standard">
      <style:paragraph-properties fo:line-height="150%"/>
      <style:text-properties style:font-name="Liberation Serif" fo:font-size="14pt" officeooo:paragraph-rsid="0035fc4a" style:font-name-asian="Arial" style:font-size-asian="14pt" style:font-name-complex="Arial" style:font-size-complex="14pt"/>
    </style:style>
    <style:style style:name="P8" style:family="paragraph" style:parent-style-name="Standard">
      <style:paragraph-properties fo:line-height="150%"/>
      <style:text-properties style:font-name="Liberation Serif" fo:font-size="14pt" officeooo:paragraph-rsid="0029f797" style:font-name-asian="Arial" style:font-size-asian="14pt" style:font-name-complex="Arial" style:font-size-complex="14pt"/>
    </style:style>
    <style:style style:name="P9" style:family="paragraph" style:parent-style-name="Standard">
      <style:paragraph-properties fo:line-height="150%"/>
      <style:text-properties style:font-name="Liberation Serif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Liberation Serif" fo:font-size="14pt" officeooo:paragraph-rsid="0020530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Liberation Serif" fo:font-size="14pt" officeooo:paragraph-rsid="0021fb4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Liberation Serif" fo:font-size="14pt" officeooo:paragraph-rsid="00228af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Liberation Serif" fo:font-size="14pt" officeooo:paragraph-rsid="002a6de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Liberation Serif" fo:font-size="14pt" officeooo:paragraph-rsid="002d15fe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Liberation Serif" fo:font-size="14pt" officeooo:paragraph-rsid="002f154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Liberation Serif" fo:font-size="14pt" officeooo:paragraph-rsid="002ea905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Liberation Serif" fo:font-size="14pt" officeooo:paragraph-rsid="0022e234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Liberation Serif" fo:font-size="14pt" officeooo:paragraph-rsid="003cdfb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Liberation Serif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Liberation Serif" fo:font-size="14pt" fo:font-weight="bold" officeooo:rsid="002a6ded" officeooo:paragraph-rsid="002a6de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Liberation Serif" fo:font-size="14pt" fo:font-weight="bold" officeooo:rsid="002f154a" officeooo:paragraph-rsid="002f154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4pt" style:font-name-asian="Arial" style:font-size-asian="14pt" style:font-name-complex="Arial" style:font-size-complex="14pt"/>
    </style:style>
    <style:style style:name="P23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4pt" officeooo:paragraph-rsid="0020530a" style:font-name-asian="Arial" style:font-size-asian="14pt" style:font-name-complex="Arial" style:font-size-complex="14pt"/>
    </style:style>
    <style:style style:name="P24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4pt" officeooo:paragraph-rsid="0020e1b4" style:font-name-asian="Arial" style:font-size-asian="14pt" style:font-name-complex="Arial" style:font-size-complex="14pt"/>
    </style:style>
    <style:style style:name="P25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4pt" officeooo:paragraph-rsid="0020530a" style:font-size-asian="14pt" style:font-size-complex="14pt"/>
    </style:style>
    <style:style style:name="P26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4pt" style:font-name-asian="Arial Baltic" style:font-size-asian="14pt" style:font-name-complex="Arial Baltic" style:font-size-complex="14pt"/>
    </style:style>
    <style:style style:name="P27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4pt" style:font-name-asian="Arial" style:font-size-asian="14pt" style:font-name-complex="Arial" style:font-size-complex="14pt"/>
    </style:style>
    <style:style style:name="P28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4pt" style:font-size-asian="14pt" style:font-size-complex="14pt"/>
    </style:style>
    <style:style style:name="P29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4pt" style:font-name-asian="Arial" style:font-size-asian="14pt" style:font-name-complex="Arial" style:font-size-complex="14pt"/>
    </style:style>
    <style:style style:name="P30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4pt" style:font-name-asian="Arial Baltic" style:font-size-asian="14pt" style:font-name-complex="Arial Baltic" style:font-size-complex="14pt"/>
    </style:style>
    <style:style style:name="P31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4pt" style:font-name-asian="Arial" style:font-size-asian="14pt" style:font-name-complex="Arial" style:font-size-complex="14pt"/>
    </style:style>
    <style:style style:name="P32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4pt" officeooo:paragraph-rsid="0021fb4d" style:font-name-asian="Arial Baltic" style:font-size-asian="14pt" style:font-name-complex="Arial Baltic" style:font-size-complex="14pt"/>
    </style:style>
    <style:style style:name="P33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35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1fb4d" style:font-name-asian="Arial" style:font-name-complex="Arial"/>
    </style:style>
    <style:style style:name="T14" style:family="text">
      <style:text-properties officeooo:rsid="00284cb3" style:font-name-asian="Arial" style:font-name-complex="Arial"/>
    </style:style>
    <style:style style:name="T15" style:family="text">
      <style:text-properties officeooo:rsid="002a6ded" style:font-name-asian="Arial" style:font-name-complex="Arial"/>
    </style:style>
    <style:style style:name="T16" style:family="text">
      <style:text-properties officeooo:rsid="002a6ded" style:font-name-asian="Arial" style:font-name-complex="Arial" loext:padding="0.049cm" loext:border="0.06pt solid #000000" loext:shadow="none"/>
    </style:style>
    <style:style style:name="T17" style:family="text">
      <style:text-properties officeooo:rsid="003cdfb2" style:font-name-asian="Arial" style:font-name-complex="Arial"/>
    </style:style>
    <style:style style:name="T18" style:family="text">
      <style:text-properties style:font-name-asian="Arial" style:font-name-complex="Arial" loext:padding="0.049cm" loext:border="0.06pt solid #000000" loext:shadow="none"/>
    </style:style>
    <style:style style:name="T19" style:family="text">
      <style:text-properties officeooo:rsid="0047a1aa" style:font-name-asian="Arial" style:font-name-complex="Arial"/>
    </style:style>
    <style:style style:name="T20" style:family="text">
      <style:text-properties style:font-name-asian="Arial Baltic" style:font-name-complex="Arial Baltic"/>
    </style:style>
    <style:style style:name="T21" style:family="text">
      <style:text-properties officeooo:rsid="0029f797" style:font-name-asian="Arial Baltic" style:font-name-complex="Arial Baltic"/>
    </style:style>
    <style:style style:name="T22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3" style:family="text">
      <style:text-properties style:font-name-asian="Arial Baltic" style:font-name-complex="Arial Baltic" loext:padding="0.049cm" loext:border="0.06pt solid #000000" loext:shadow="none"/>
    </style:style>
    <style:style style:name="T24" style:family="text">
      <style:text-properties style:font-name-asian="Arial Baltic" style:font-name-complex="Arial Baltic" loext:padding="0.049cm" loext:border="0.06pt dotted #000000" loext:shadow="none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a6dfd"/>
    </style:style>
    <style:style style:name="T27" style:family="text">
      <style:text-properties style:text-underline-style="none" officeooo:rsid="0030091e"/>
    </style:style>
    <style:style style:name="T28" style:family="text">
      <style:text-properties officeooo:rsid="001c077b"/>
    </style:style>
    <style:style style:name="T29" style:family="text">
      <style:text-properties style:font-name="Liberation Serif" fo:font-size="14pt" style:font-name-asian="Arial" style:font-size-asian="14pt" style:font-name-complex="Arial" style:font-size-complex="14pt"/>
    </style:style>
    <style:style style:name="T30" style:family="text">
      <style:text-properties style:font-name="Liberation Serif" fo:font-size="14pt" officeooo:rsid="002a6ded" style:font-name-asian="Arial" style:font-size-asian="14pt" style:font-name-complex="Arial" style:font-size-complex="14pt"/>
    </style:style>
    <style:style style:name="T31" style:family="text">
      <style:text-properties style:font-name="Liberation Serif" fo:font-size="14pt" officeooo:rsid="003cdfb2" style:font-name-asian="Arial" style:font-size-asian="14pt" style:font-name-complex="Arial" style:font-size-complex="1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d15fe" style:font-weight-asian="normal" style:font-weight-complex="normal"/>
    </style:style>
    <style:style style:name="T34" style:family="text">
      <style:text-properties fo:font-weight="normal" officeooo:rsid="001b5069" style:font-weight-asian="normal" style:font-weight-complex="normal"/>
    </style:style>
    <style:style style:name="T35" style:family="text">
      <style:text-properties fo:font-weight="normal" style:font-name-asian="Arial" style:font-weight-asian="normal" style:font-name-complex="Arial" style:font-weight-complex="normal"/>
    </style:style>
    <style:style style:name="T36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7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8" style:family="text">
      <style:text-properties officeooo:rsid="0029f797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officeooo:rsid="002bc54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font-style="normal" style:font-name-asian="Arial" style:font-style-asian="normal" style:font-name-complex="Arial" style:font-style-complex="normal"/>
    </style:style>
    <style:style style:name="T44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5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6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7" style:family="text">
      <style:text-properties officeooo:rsid="002f154a"/>
    </style:style>
    <style:style style:name="T48" style:family="text">
      <style:text-properties officeooo:rsid="002f154a" loext:padding="0.049cm" loext:border="0.06pt solid #000000" loext:shadow="none"/>
    </style:style>
    <style:style style:name="T49" style:family="text">
      <style:text-properties officeooo:rsid="0030091e"/>
    </style:style>
    <style:style style:name="T50" style:family="text">
      <style:text-properties fo:font-size="14pt" style:font-name-asian="Arial" style:font-size-asian="14pt" style:font-name-complex="Arial" style:font-size-complex="14pt"/>
    </style:style>
    <style:style style:name="T51" style:family="text">
      <style:text-properties fo:font-size="14pt" officeooo:rsid="002a6ded" style:font-name-asian="Arial" style:font-size-asian="14pt" style:font-name-complex="Arial" style:font-size-complex="14pt"/>
    </style:style>
    <style:style style:name="T52" style:family="text">
      <style:text-properties fo:font-size="14pt" officeooo:rsid="003cdfb2" style:font-name-asian="Arial" style:font-size-asian="14pt" style:font-name-complex="Arial" style:font-size-complex="14pt"/>
    </style:style>
    <style:style style:name="T53" style:family="text">
      <style:text-properties fo:color="#9900ff"/>
    </style:style>
    <style:style style:name="T54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55" style:family="text">
      <style:text-properties fo:color="#9900ff" style:font-name-asian="Arial" style:font-name-complex="Arial"/>
    </style:style>
    <style:style style:name="T56" style:family="text">
      <style:text-properties fo:color="#9900ff" officeooo:rsid="002a6ded" style:font-name-asian="Arial" style:font-name-complex="Arial"/>
    </style:style>
    <style:style style:name="T57" style:family="text">
      <style:text-properties fo:color="#9900ff" fo:font-style="normal" style:font-name-asian="Arial" style:font-style-asian="normal" style:font-name-complex="Arial" style:font-style-complex="normal"/>
    </style:style>
    <style:style style:name="T58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9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60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61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62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63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64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5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66" style:family="text">
      <style:text-properties fo:color="#00ccff"/>
    </style:style>
    <style:style style:name="T67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68" style:family="text">
      <style:text-properties fo:color="#00ccff" style:font-name-asian="Arial" style:font-name-complex="Arial"/>
    </style:style>
    <style:style style:name="T69" style:family="text">
      <style:text-properties fo:color="#00ccff" officeooo:rsid="002a6ded" style:font-name-asian="Arial" style:font-name-complex="Arial"/>
    </style:style>
    <style:style style:name="T70" style:family="text">
      <style:text-properties fo:color="#00ccff" style:font-name-asian="Arial Baltic" style:font-name-complex="Arial Baltic"/>
    </style:style>
    <style:style style:name="T71" style:family="text">
      <style:text-properties fo:color="#00ccff" fo:font-weight="normal" style:font-name-asian="Arial" style:font-weight-asian="normal" style:font-name-complex="Arial" style:font-weight-complex="normal"/>
    </style:style>
    <style:style style:name="T72" style:family="text">
      <style:text-properties fo:color="#00ccff" fo:font-weight="normal" officeooo:rsid="002d15fe" style:font-weight-asian="normal" style:font-weight-complex="normal"/>
    </style:style>
    <style:style style:name="T73" style:family="text">
      <style:text-properties fo:color="#00ccff" fo:font-style="normal" style:font-name-asian="Arial" style:font-style-asian="normal" style:font-name-complex="Arial" style:font-style-complex="normal"/>
    </style:style>
    <style:style style:name="T74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75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76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77" style:family="text">
      <style:text-properties loext:padding="0.049cm" loext:border="0.06pt solid #000000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7">Plaute, </text:span><text:span text:style-name="T26">POE</text:span><text:span text:style-name="T25">NVLVS</text:span> <text:span text:style-name="T28">(</text:span>V.2, <text:span text:style-name="T49">v. </text:span>975-1031)</text:p>
      <text:p text:style-name="P33"><text:span text:style-name="T39">Personae : </text:span><text:span text:style-name="T40">Milphio, Agorastocles, Hannoque</text:span></text:p>
      <text:p text:style-name="P35"><text:span text:style-name="T54">nominatif </text:span><text:span text:style-name="T59">; <text:s/></text:span><text:span text:style-name="T65">vocatif </text:span><text:span text:style-name="T59">; <text:s/></text:span><text:span text:style-name="T67">accusatif </text:span><text:span text:style-name="T59">; <text:s/></text:span><text:span text:style-name="T74">génitif</text:span><text:span text:style-name="T59"> ; <text:s/></text:span><text:span text:style-name="T75">datif</text:span><text:span text:style-name="T59"> ;</text:span><text:span text:style-name="T60"> </text:span><text:span text:style-name="T76">ablatif </text:span><text:span text:style-name="T60">; </text:span><text:span text:style-name="T61">verbes ; </text:span><text:span text:style-name="T64">verbes non conjugués</text:span><text:span text:style-name="T63"> ; </text:span><text:span text:style-name="T62">groupe prépositionnel</text:span></text:p>
      <text:p text:style-name="P6"><text:span text:style-name="T1">Milphio</text:span><text:tab/><text:tab/></text:p>
      <text:p text:style-name="P22">Sed <text:span text:style-name="T53">quae</text:span> <text:span text:style-name="T53">illaec</text:span> <text:span text:style-name="T53">auis</text:span> est ?</text:p>
      <text:p text:style-name="P6"><text:span text:style-name="T1">Agorastocles</text:span><text:tab/></text:p>
      <text:p text:style-name="P25"><text:span text:style-name="T55">Faciēs</text:span><text:span text:style-name="T11"> quidem edepol </text:span><text:span text:style-name="T53">Pūnica</text:span><text:span text:style-name="T77">st</text:span><text:span text:style-name="T11">.</text:span></text:p>
      <text:p text:style-name="P6"><text:span text:style-name="T1">Milphio</text:span><text:tab/><text:tab/></text:p>
      <text:p text:style-name="P27"><text:tab/><text:span text:style-name="T53">Gugga</text:span><text:span text:style-name="T77">st</text:span> homo.</text:p>
      <text:p text:style-name="P10"><text:span text:style-name="T11"><text:tab/><text:tab/>Seruōs quidem edepol </text:span><text:span text:style-name="T68">ueterēs</text:span><text:span text:style-name="T11"> antīquōsque habet.</text:span></text:p>
      <text:p text:style-name="P9"><text:span text:style-name="T2">Agorastocles</text:span><text:span text:style-name="T11"><text:tab/></text:span></text:p>
      <text:p text:style-name="P26">Quī scīs  ?</text:p>
      <text:p text:style-name="P6"><text:span text:style-name="T1">Milphio<text:tab/><text:tab/></text:span><text:tab/><text:tab/></text:p>
      <text:p text:style-name="P28"><text:span text:style-name="T23">Vidēn</text:span><text:span text:style-name="T20"> </text:span><text:span text:style-name="T70">hominēs</text:span><text:span text:style-name="T20"> sarcinātōs </text:span><text:span text:style-name="T24">cōnsequī</text:span><text:span text:style-name="T11"> ?</text:span></text:p>
      <text:p text:style-name="P10"><text:span text:style-name="T11"><text:tab/><text:tab/></text:span><text:span text:style-name="T14">A</text:span>tque ut opīnor digitōs in manibus nōn habent<text:span text:style-name="T11">.</text:span></text:p>
      <text:p text:style-name="P19">Agorastocles<text:tab/></text:p>
      <text:p text:style-name="P22">Quid iam ?</text:p>
      <text:p text:style-name="P6"><text:span text:style-name="T1">Milphio<text:tab/><text:tab/></text:span><text:tab/><text:tab/></text:p>
      <text:p text:style-name="P29">Quia incēdunt cum anulātīs auribus.</text:p>
      <text:p text:style-name="P19">Agorastocles<text:tab/></text:p>
      <text:p text:style-name="P31"><text:span text:style-name="T38">A</text:span>dībō <text:span text:style-name="T38">ad </text:span><text:span text:style-name="T66">hōsce</text:span> atque appellābō Pūnicē.</text:p>
      <text:p text:style-name="P6"><text:span text:style-name="T1">Milphio</text:span><text:tab/><text:tab/></text:p>
      <text:p text:style-name="P22">Quid <text:span text:style-name="T77">ais</text:span> tū ? <text:span text:style-name="T38">E</text:span>cquid <text:span text:style-name="T77">commeministī</text:span> Pūnicē ?</text:p>
      <text:p text:style-name="P6"><text:span text:style-name="T1">Agorastocles</text:span><text:tab/></text:p>
      <text:p text:style-name="P23">Nīl edepol !</text:p>
      <text:p text:style-name="P6"><text:span text:style-name="T1">Milphio</text:span><text:tab/><text:tab/></text:p>
      <text:p text:style-name="P24">Quid <text:span text:style-name="T77">ais</text:span> tū…</text:p>
      <text:p text:style-name="P7"><text:span text:style-name="T1">Agorastocles</text:span><text:tab/><text:tab/><text:tab/></text:p>
      <text:p text:style-name="P30">Quid uīs ?</text:p>
      <text:p text:style-name="P6"><text:span text:style-name="T1">Milphio</text:span><text:tab/><text:tab/><text:tab/><text:tab/><text:tab/><text:tab/></text:p>
      <text:p text:style-name="P27"><text:span text:style-name="T77">Vīn</text:span> <text:span text:style-name="T77">appellem</text:span> <text:span text:style-name="T66">hunc</text:span> Pūnicē ?</text:p>
      <text:p text:style-name="P19">Agorastocles<text:tab/></text:p>
      <text:p text:style-name="P32"><text:soft-page-break/>An scīs ?</text:p>
      <text:p text:style-name="P6"><text:span text:style-name="T1">Milphio</text:span><text:tab/><text:tab/><text:tab/><text:tab/></text:p>
      <text:p text:style-name="P29">Nūllus est hodiē Poenus Poenior.</text:p>
      <text:p text:style-name="P11"><text:span text:style-name="T11"><text:tab/><text:tab/></text:span><text:span text:style-name="T10">A</text:span><text:span text:style-name="T8">uo</text:span><text:span text:style-name="T11"> ! </text:span><text:span text:style-name="T20">Quoiatēs estis aut quō ex oppidō ?</text:span></text:p>
      <text:h text:style-name="P2" text:outline-level="1" text:is-list-header="true">Hanno</text:h>
      <text:p text:style-name="P6"><text:span text:style-name="T1"><text:tab/><text:tab/></text:span><text:span text:style-name="T7">A</text:span><text:span text:style-name="T3">nnon muthumballe bekhaedre anekh.</text:span></text:p>
      <text:p text:style-name="P6"><text:span text:style-name="T1">Agorastocles</text:span><text:tab/><text:tab/></text:p>
      <text:p text:style-name="P6"><text:tab/><text:tab/>Quid <text:span text:style-name="T77">ait</text:span> ?</text:p>
      <text:h text:style-name="P2" text:outline-level="1" text:is-list-header="true">Milphio</text:h>
      <text:p text:style-name="P12"><text:span text:style-name="T20"><text:tab/><text:tab/><text:tab/><text:tab/>Hannōnem </text:span><text:span text:style-name="T70">sē</text:span><text:span text:style-name="T20"> esse </text:span><text:span text:style-name="T22">ait</text:span><text:span text:style-name="T21"> </text:span><text:span text:style-name="T20">Carthāgine,</text:span></text:p>
      <text:p text:style-name="P9"><text:span text:style-name="T11"><text:tab/><text:tab/></text:span>Carthāginiēnsis Muthumbālis fīlium.</text:p>
      <text:h text:style-name="P2" text:outline-level="1" text:is-list-header="true">Hanno</text:h>
      <text:p text:style-name="P6"><text:tab/><text:tab/><text:span text:style-name="T4">A</text:span><text:span text:style-name="T3">uo !</text:span></text:p>
      <text:h text:style-name="P2" text:outline-level="1" text:is-list-header="true">Milphio</text:h>
      <text:p text:style-name="P12"><text:span text:style-name="T11"><text:tab/><text:tab/><text:tab/></text:span>Salūtat<text:span text:style-name="T11"> !</text:span></text:p>
      <text:h text:style-name="P3" text:outline-level="1" text:is-list-header="true">Hanno</text:h>
      <text:p text:style-name="P8"><text:tab/><text:tab/><text:span text:style-name="T4"><text:tab/><text:tab/><text:tab/>Donni.</text:span></text:p>
      <text:h text:style-name="P4" text:outline-level="1" text:is-list-header="true">Milphio</text:h>
      <text:p text:style-name="P18"><text:span text:style-name="T11"><text:tab/><text:tab/><text:tab/><text:tab/><text:tab/><text:tab/></text:span><text:span text:style-name="T17">D</text:span><text:span text:style-name="T15">ōnī </text:span><text:span text:style-name="T16">uolt</text:span><text:span text:style-name="T15"> tibi</text:span></text:p>
      <text:p text:style-name="P13"><text:span text:style-name="T15"><text:tab/><text:tab/></text:span><text:span text:style-name="T19">Dare</text:span><text:span text:style-name="T15"> </text:span><text:span text:style-name="T56">hic</text:span><text:span text:style-name="T15"> </text:span><text:span text:style-name="T69">nescioquid</text:span><text:span text:style-name="T15">.</text:span></text:p>
      <text:p text:style-name="P20"><text:span text:style-name="T11">Agorastocles</text:span></text:p>
      <text:p text:style-name="P13"><text:span text:style-name="T15"><text:tab/><text:tab/></text:span><text:span text:style-name="T18">Salūtā</text:span><text:span text:style-name="T11"> </text:span><text:span text:style-name="T68">hunc</text:span><text:span text:style-name="T11"> rūrsus Pūnicē uerbīs meīs.</text:span></text:p>
      <text:p text:style-name="P20"><text:span text:style-name="T11">Milphio</text:span></text:p>
      <text:p text:style-name="P13"><text:span text:style-name="T15"><text:tab/><text:tab/></text:span><text:span text:style-name="T9">Auo donnim </text:span><text:span text:style-name="T43">inquit </text:span><text:span text:style-name="T57">hic</text:span><text:span text:style-name="T43"> tibi uerbīs suīs</text:span><text:span text:style-name="T44">.</text:span></text:p>
      <text:h text:style-name="P2" text:outline-level="1" text:is-list-header="true">Hanno</text:h>
      <text:p text:style-name="P6"><text:span text:style-name="T1"><text:tab/><text:tab/></text:span><text:span text:style-name="T3">Meshar bocca.</text:span></text:p>
      <text:h text:style-name="P2" text:outline-level="1" text:is-list-header="true">Milphio</text:h>
      <text:p text:style-name="P6"><text:span text:style-name="T1"><text:tab/><text:tab/></text:span><text:span text:style-name="T6"><text:tab/><text:tab/></text:span><text:span text:style-name="T58">I</text:span><text:span text:style-name="T53">stuc</text:span> tibi <text:span text:style-name="T77">sit</text:span> potius quam mihi.</text:p>
      <text:h text:style-name="P2" text:outline-level="1" text:is-list-header="true">Hanno</text:h>
      <text:p text:style-name="P6"><text:span text:style-name="T1"><text:tab/><text:tab/></text:span>Quid <text:span text:style-name="T77">ait</text:span> ?</text:p>
      <text:h text:style-name="P2" text:outline-level="1" text:is-list-header="true">Milphio</text:h>
      <text:p text:style-name="P9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12"><text:soft-page-break/><text:span text:style-name="T20"><text:tab/><text:tab/></text:span>Tū <text:span text:style-name="T53">quī</text:span> zōnam nōn habēs<text:span text:style-name="T20">,</text:span></text:p>
      <text:p text:style-name="P9"><text:span text:style-name="T11"><text:tab/><text:tab/></text:span>Quid in <text:span text:style-name="T66">hanc</text:span> uēnistis urbem aut quid quaeritis ?</text:p>
      <text:h text:style-name="P2" text:outline-level="1" text:is-list-header="true">Hanno</text:h>
      <text:p text:style-name="P6"><text:tab/><text:tab/><text:span text:style-name="T3">Muphursa.</text:span></text:p>
      <text:h text:style-name="P2" text:outline-level="1" text:is-list-header="true">Agorastocles</text:h>
      <text:p text:style-name="P6"><text:span text:style-name="T1"><text:tab/><text:tab/></text:span><text:tab/><text:tab/>Quid <text:span text:style-name="T77">ait</text:span> ?</text:p>
      <text:h text:style-name="P2" text:outline-level="1" text:is-list-header="true">Hanno</text:h>
      <text:p text:style-name="P6"><text:tab/><text:tab/><text:tab/><text:tab/><text:tab/><text:tab/><text:span text:style-name="T3">Miuulec hi an na.</text:span></text:p>
      <text:h text:style-name="P2" text:outline-level="1" text:is-list-header="true">Agorastocles</text:h>
      <text:p text:style-name="P6"><text:span text:style-name="T1"><text:tab/><text:tab/><text:tab/><text:tab/><text:tab/><text:tab/><text:tab/><text:tab/><text:tab/></text:span>Quid uenit ?</text:p>
      <text:h text:style-name="P2" text:outline-level="1" text:is-list-header="true">Milphio</text:h>
      <text:p text:style-name="P9"><text:span text:style-name="T35"><text:tab/><text:tab/>Nōn audīs ? Mūrēs āfricānōs praedicat.</text:span></text:p>
      <text:h text:style-name="P2" text:outline-level="1" text:is-list-header="true">Hanno</text:h>
      <text:p text:style-name="P6"><text:span text:style-name="T1"><text:tab/><text:tab/></text:span><text:span text:style-name="T3">Laekh lakh ananim limini khot.</text:span></text:p>
      <text:h text:style-name="P2" text:outline-level="1" text:is-list-header="true">Agorastocles</text:h>
      <text:p text:style-name="P6"><text:span text:style-name="T1"><text:tab/><text:tab/></text:span><text:span text:style-name="T6"><text:tab/><text:tab/><text:tab/><text:tab/></text:span>Quid nunc ait ?</text:p>
      <text:h text:style-name="P2" text:outline-level="1" text:is-list-header="true">Milphio</text:h>
      <text:p text:style-name="P9"><text:span text:style-name="T35"><text:tab/><text:tab/></text:span><text:span text:style-name="T32">Mercātor, crēdō, est.</text:span></text:p>
      <text:h text:style-name="P2" text:outline-level="1" text:is-list-header="true">Hanno</text:h>
      <text:p text:style-name="P6"><text:tab/><text:tab/><text:tab/><text:tab/><text:tab/><text:span text:style-name="T5">A</text:span><text:span text:style-name="T3">ssam</text:span>.</text:p>
      <text:h text:style-name="P2" text:outline-level="1" text:is-list-header="true">Milphio</text:h>
      <text:p text:style-name="P6"><text:span text:style-name="T1"><text:tab/><text:tab/><text:tab/><text:tab/><text:tab/><text:tab/><text:tab/></text:span><text:span text:style-name="T72">A</text:span><text:span text:style-name="T66">ruinam</text:span> quidem.</text:p>
      <text:h text:style-name="P2" text:outline-level="1" text:is-list-header="true">Hanno</text:h>
      <text:p text:style-name="P6"><text:span text:style-name="T1"><text:tab/><text:tab/></text:span><text:span text:style-name="T3">Palu mer gad etha.</text:span></text:p>
      <text:h text:style-name="P2" text:outline-level="1" text:is-list-header="true">Agorastocles</text:h>
      <text:p text:style-name="P6"><text:span text:style-name="T1"><text:tab/><text:tab/><text:tab/><text:tab/><text:tab/></text:span>Milphio ! Quid nunc ait ?</text:p>
      <text:h text:style-name="P2" text:outline-level="1" text:is-list-header="true">Hanno</text:h>
      <text:p text:style-name="P6"><text:span text:style-name="T1"><text:tab/><text:tab/></text:span><text:span text:style-name="T3">Gunebel balsameni erasan.</text:span></text:p>
      <text:h text:style-name="P5" text:outline-level="1" text:is-list-header="true">Agorastocles</text:h>
      <text:p text:style-name="P14"><text:span text:style-name="T43"><text:tab/><text:tab/><text:tab/><text:tab/><text:tab/><text:tab/><text:tab/></text:span><text:span text:style-name="T46">Narrā</text:span><text:span text:style-name="T45">, quid est ?</text:span></text:p>
      <text:p text:style-name="P14"><text:span text:style-name="T45"><text:tab/><text:tab/>Quid ait ?</text:span></text:p>
      <text:p text:style-name="P21"><text:span text:style-name="T45">M</text:span><text:span text:style-name="T43">ilphio</text:span></text:p>
      <text:p text:style-name="P15"><text:span text:style-name="T42"><text:tab/><text:tab/><text:tab/><text:tab/></text:span><text:span text:style-name="T43">Nōn hercle nunc quidem </text:span><text:span text:style-name="T73">quicquam</text:span><text:span text:style-name="T43"> sciō.</text:span></text:p>
      <text:h text:style-name="P1" text:outline-level="1" text:is-list-header="true"><text:soft-page-break/>Hanno</text:h>
      <text:p text:style-name="P16"><text:span text:style-name="T34"><text:tab/><text:tab/></text:span><text:span text:style-name="T47">At ut sciās, nunc dehinc latīne iam </text:span><text:span text:style-name="T48">loquar</text:span><text:span text:style-name="T47">.</text:span></text:p>
      <text:p text:style-name="P17"><text:span text:style-name="T35"><text:tab/><text:tab/></text:span><text:span text:style-name="T36">Seru</text:span><text:span text:style-name="T37">u</text:span><text:span text:style-name="T36">m hercle</text:span><text:span text:style-name="T35"> tē esse oportet et </text:span><text:span text:style-name="T71">nēquam</text:span><text:span text:style-name="T35"> et malum</text:span><text:span text:style-name="T11">,</text:span></text:p>
      <text:p text:style-name="P9"><text:span text:style-name="T11"><text:tab/><text:tab/>Hominem peregrīnum atque aduenam </text:span><text:span text:style-name="T55">quī</text:span><text:span text:style-name="T11"> inrīdeā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07T19:50:28.707605418</dc:date>
    <meta:printed-by>collège Camille Flammarion</meta:printed-by>
    <meta:print-date>2006-09-19T10:24:25</meta:print-date>
    <dc:language>en-US</dc:language>
    <meta:editing-cycles>39</meta:editing-cycles>
    <meta:editing-duration>PT1H19M48S</meta:editing-duration>
    <meta:document-statistic meta:table-count="0" meta:image-count="0" meta:object-count="0" meta:page-count="4" meta:paragraph-count="101" meta:word-count="311" meta:character-count="2035" meta:non-whitespace-character-count="1655"/>
    <meta:user-defined meta:name="Info 1"/>
    <meta:user-defined meta:name="Info 2"/>
    <meta:user-defined meta:name="Info 3"/>
    <meta:user-defined meta:name="Info 4"/>
  </office:meta>
</office:document-meta>
</file>